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fcffa" officeooo:paragraph-rsid="001fcffa"/>
    </style:style>
    <style:style style:name="P2" style:family="paragraph" style:parent-style-name="Text_20_body" style:list-style-name="L2">
      <style:text-properties officeooo:rsid="001fcffa" officeooo:paragraph-rsid="001fcffa"/>
    </style:style>
    <style:style style:name="P3" style:family="paragraph" style:parent-style-name="Text_20_body" style:list-style-name="L2">
      <style:text-properties officeooo:rsid="001fcffa" officeooo:paragraph-rsid="0020b6f8"/>
    </style:style>
    <style:style style:name="P4" style:family="paragraph" style:parent-style-name="Text_20_body">
      <style:text-properties officeooo:rsid="001fcffa" officeooo:paragraph-rsid="0020b6f8"/>
    </style:style>
    <style:style style:name="P5" style:family="paragraph" style:parent-style-name="Text_20_body">
      <style:text-properties officeooo:rsid="001b7ba5"/>
    </style:style>
    <style:style style:name="P6" style:family="paragraph" style:parent-style-name="Text_20_body" style:list-style-name="L2">
      <style:text-properties officeooo:paragraph-rsid="001fcffa"/>
    </style:style>
    <style:style style:name="P7" style:family="paragraph" style:parent-style-name="Heading_20_1">
      <style:text-properties officeooo:rsid="001872e2" officeooo:paragraph-rsid="001872e2"/>
    </style:style>
    <style:style style:name="P8" style:family="paragraph" style:parent-style-name="Heading_20_1">
      <style:text-properties officeooo:rsid="001fcffa" officeooo:paragraph-rsid="001fcffa"/>
    </style:style>
    <style:style style:name="P9" style:family="paragraph" style:parent-style-name="Title">
      <style:text-properties officeooo:rsid="001efb02" officeooo:paragraph-rsid="001efb02"/>
    </style:style>
    <style:style style:name="T1" style:family="text">
      <style:text-properties officeooo:rsid="001fcffa"/>
    </style:style>
    <style:style style:name="T2" style:family="text">
      <style:text-properties officeooo:rsid="0020b6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aptop Update</text:p>
      <text:h text:style-name="P7" text:outline-level="1">Einleitung</text:h>
      <text:p text:style-name="P1">Das Update der Laptops ist eine der wichtigsten Feature für deren problemlosen Gebrauch. Das Puavo Update-System hat einige einzigartige Vorteile:</text:p>
      <text:list xml:id="list1829611963657563857" text:style-name="L2">
        <text:list-item>
          <text:p text:style-name="P6"><text:span text:style-name="T1">Die Update finden während des normalen Gebrauchs statt. Das heisst</text:span></text:p>
          <text:list>
            <text:list-item>
              <text:p text:style-name="P2">keine störenden Updates, welche das Ein- oder Ausschalten behindern</text:p>
            </text:list-item>
            <text:list-item>
              <text:p text:style-name="P2">die Laptops müssen nicht eingeschaltet und mit dem Kabelnetzwerk verbunden in einem Spezialwagen versorgt werden.</text:p>
            </text:list-item>
          </text:list>
        </text:list-item>
        <text:list-item>
          <text:p text:style-name="P3">Die Updates sind atomisch, das heisst bei einem Update wird immer das ganze Image vollständig erneuert. </text:p>
          <text:list>
            <text:list-item>
              <text:p text:style-name="P3">D<text:span text:style-name="T2">ies ermöglicht beliebig zwischen den Version vor- und rückwärts(!) zu wechseln</text:span></text:p>
            </text:list-item>
          </text:list>
        </text:list-item>
        <text:list-item>
          <text:p text:style-name="P3"/>
        </text:list-item>
      </text:list>
      <text:p text:style-name="P4"/>
      <text:p text:style-name="P1"/>
      <text:h text:style-name="P8" text:outline-level="1">Tipps</text:h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5T14:35:03.698689980</meta:creation-date>
    <dc:date>2017-07-03T15:32:01.898053273</dc:date>
    <meta:editing-duration>PT2H24M50S</meta:editing-duration>
    <meta:editing-cycles>3</meta:editing-cycles>
    <meta:generator>LibreOffice/5.2.6.2$Linux_x86 LibreOffice_project/a3100ed2409ebf1c212f5048fbe377c281438fdc</meta:generator>
    <meta:document-statistic meta:table-count="0" meta:image-count="0" meta:object-count="0" meta:page-count="1" meta:paragraph-count="10" meta:word-count="91" meta:character-count="609" meta:non-whitespace-character-count="532"/>
  </office:meta>
</office:document-meta>
</file>